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12/2021</text:span></text:p>
      <text:p text:style-name="P9"/>
      <text:p text:style-name="P10">RECIBI CONFORME</text:p>
      <text:p text:style-name="P9"/>
      <text:p text:style-name="P11">CLIENTE: PIZARRO ROMERO, JUAN ALEJANDRO</text:p>
      <text:p text:style-name="P12">CANT. TOTAL DE CAJAS: 9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6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ANGOA</text:span></text:p>
      <text:p text:style-name="P5"/>
      <text:p text:style-name="P5">Recojo: <text:span text:style-name="T3">PIZARRO ROMERO, JUAN ALEJANDR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6T20:27:3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